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code is a solid start for a Flutter app! It’s a clean implementation of an <text:span text:style-name="T1">Animated Counter</text:span> that changes both a number and the size of a box when you tap buttons.</text:p>
      <text:p text:style-name="Text_20_body">To keep the documentation feeling authentic and "human," I’ve avoided the typical robotic, perfectly-indexed corporate style. Instead, I’ve written it like a developer explaining it to a teammate.</text:p>
      <text:p text:style-name="Horizontal_20_Line"/>
      <text:h text:style-name="Heading_20_2" text:outline-level="2"><text:s/>Project Overview: The "Growing" Counter</text:h>
      <text:p text:style-name="Text_20_body">This app isn't just a basic counter. It uses an <text:span text:style-name="T1">implicit animation</text:span> (<text:span text:style-name="Source_20_Text">AnimatedContainer</text:span>) to create a smooth visual "bounce" effect. Every time the user increments or decrements the value, the center box physically grows or shrinks within a set range.</text:p>
      <text:h text:style-name="Heading_20_3" text:outline-level="3"><text:s/>How the UI is Structured</text:h>
      <text:p text:style-name="Text_20_body">The layout uses a <text:span text:style-name="Source_20_Text">Stack</text:span> to layer elements on top of each other:</text:p>
      <text:list text:style-name="L1">
        <text:list-item>
          <text:p text:style-name="P1"><text:span text:style-name="T1">The Bottom Layer:</text:span> A full-screen background image (<text:span text:style-name="Source_20_Text">SizedBox.expand</text:span>).</text:p>
        </text:list-item>
        <text:list-item>
          <text:p text:style-name="P1"><text:span text:style-name="T1">The Middle Layer:</text:span> A <text:span text:style-name="Source_20_Text">Center</text:span> widget containing our counter value inside a rounded box.</text:p>
        </text:list-item>
        <text:list-item>
          <text:p text:style-name="P1"><text:span text:style-name="T1">The Top Layer:</text:span> A <text:span text:style-name="Source_20_Text">Positioned</text:span> row of buttons pinned to the bottom of the screen.</text:p>
        </text:list-item>
      </text:list>
      <text:p text:style-name="Horizontal_20_Line"/>
      <text:h text:style-name="Heading_20_2" text:outline-level="2">Key Logic Breakdown</text:h>
      <text:h text:style-name="Heading_20_3" text:outline-level="3">1. State Management</text:h>
      <text:p text:style-name="Text_20_body">We use two main variables inside <text:span text:style-name="Source_20_Text">_CounterScreenState</text:span>:</text:p>
      <text:list text:style-name="L2">
        <text:list-item>
          <text:p text:style-name="P2"><text:span text:style-name="Source_20_Text">_counter</text:span>: Holds the integer value shown in the box.</text:p>
        </text:list-item>
        <text:list-item>
          <text:p text:style-name="P2"><text:span text:style-name="Source_20_Text">_boxSize</text:span>: Controls the width and height of the box (starts at <text:span text:style-name="T1">120</text:span>).</text:p>
        </text:list-item>
      </text:list>
      <text:h text:style-name="Heading_20_3" text:outline-level="3">2. The Animation Magic</text:h>
      <text:p text:style-name="Text_20_body">Instead of a standard <text:span text:style-name="Source_20_Text">Container</text:span>, we use <text:span text:style-name="Source_20_Text">AnimatedContainer</text:span>.</text:p>
      <text:p text:style-name="P3">Dart</text:p>
      <text:p text:style-name="Preformatted_20_Text"><text:span text:style-name="Source_20_Text">AnimatedContainer(</text:span></text:p>
      <text:p text:style-name="Preformatted_20_Text"><text:span text:style-name="Source_20_Text"><text:s text:c="2"/>duration: const Duration(milliseconds: 400),</text:span></text:p>
      <text:p text:style-name="Preformatted_20_Text"><text:span text:style-name="Source_20_Text"><text:s text:c="2"/>curve: Curves.easeInOut,</text:span></text:p>
      <text:p text:style-name="Preformatted_20_Text"><text:span text:style-name="Source_20_Text"><text:s text:c="2"/>width: _boxSize,</text:span></text:p>
      <text:p text:style-name="Preformatted_20_Text"><text:span text:style-name="Source_20_Text"><text:s text:c="2"/>height: _boxSize,</text:span></text:p>
      <text:p text:style-name="Preformatted_20_Text"><text:span text:style-name="Source_20_Text"><text:s text:c="2"/>// ...</text:span></text:p>
      <text:p text:style-name="P4"><text:span text:style-name="Source_20_Text">)</text:span></text:p>
      <text:p text:style-name="Text_20_body"><text:soft-page-break/><text:span text:style-name="T1">Why this works:</text:span> When <text:span text:style-name="Source_20_Text">_boxSize</text:span> changes inside a <text:span text:style-name="Source_20_Text">setState</text:span>, Flutter doesn't just "snap" to the new size. It looks at the 400ms duration and creates a smooth transition between the old and new dimensions.</text:p>
      <text:h text:style-name="Heading_20_3" text:outline-level="3">3. Smart Clamping</text:h>
      <text:p text:style-name="Text_20_body">In the button logic, I added a <text:span text:style-name="Source_20_Text">.clamp(80, 200)</text:span> function.</text:p>
      <text:list text:style-name="L3">
        <text:list-item>
          <text:p text:style-name="P5"><text:span text:style-name="T1">The Problem:</text:span> If a user clicks "+" forever, the box eventually covers the whole screen. If they click "-" too much, it disappears or crashes with a negative size.</text:p>
        </text:list-item>
        <text:list-item>
          <text:p text:style-name="P5"><text:span text:style-name="T1">The Fix:</text:span> Clamping ensures the box stays between a sensible <text:span text:style-name="T1">80px</text:span> and <text:span text:style-name="T1">200px</text:span>, no matter how many times the buttons are mashe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23:39:01.343719800</meta:creation-date>
    <dc:date>2025-12-27T23:40:19.330532000</dc:date>
    <meta:editing-duration>PT1M19S</meta:editing-duration>
    <meta:editing-cycles>1</meta:editing-cycles>
    <meta:document-statistic meta:table-count="0" meta:image-count="0" meta:object-count="0" meta:page-count="2" meta:paragraph-count="29" meta:word-count="327" meta:character-count="1964" meta:non-whitespace-character-count="1661"/>
    <meta:generator>LibreOffice/25.2.7.2$Windows_X86_64 LibreOffice_project/5cbfd1ab6520636bb5f7b99185aa69bd7456825d</meta:generator>
  </office:meta>
</office:document-meta>
</file>